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1a5" officeooo:paragraph-rsid="0003e1a5"/>
    </style:style>
    <style:style style:name="P2" style:family="paragraph" style:parent-style-name="Standard" style:list-style-name="L2">
      <style:text-properties officeooo:rsid="0003e1a5" officeooo:paragraph-rsid="0003e1a5"/>
    </style:style>
    <style:style style:name="P3" style:family="paragraph" style:parent-style-name="Standard">
      <style:text-properties officeooo:rsid="00048f08" officeooo:paragraph-rsid="00048f08"/>
    </style:style>
    <style:style style:name="P4" style:family="paragraph" style:parent-style-name="Standard" style:list-style-name="L2">
      <style:text-properties officeooo:rsid="00048f08" officeooo:paragraph-rsid="00048f08"/>
    </style:style>
    <style:style style:name="P5" style:family="paragraph" style:parent-style-name="Standard">
      <style:text-properties officeooo:paragraph-rsid="00048f08"/>
    </style:style>
    <style:style style:name="T1" style:family="text">
      <style:text-properties fo:font-weight="bold"/>
    </style:style>
    <style:style style:name="T2" style:family="text">
      <style:text-properties officeooo:rsid="00048f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son Levandoski</text:p>
      <text:p text:style-name="P1">ENG 201 21</text:p>
      <text:p text:style-name="P1">Ms. Burns</text:p>
      <text:p text:style-name="P1">Chapter 6 Q:1-2</text:p>
      <text:p text:style-name="P1"/>
      <text:list xml:id="list6265160275556427349" text:style-name="L2">
        <text:list-item>
          <text:p text:style-name="P2">…</text:p>
          <text:list>
            <text:list-item>
              <text:p text:style-name="P2">This is a simple definition for the average reader; likely for an audience interested in the basic facts about carbon pollution</text:p>
            </text:list-item>
            <text:list-item>
              <text:p text:style-name="P2">More complex; involves terms which one must have some prior education in the subject to understand; likely for an audience reading an academic journal</text:p>
            </text:list-item>
            <text:list-item>
              <text:p text:style-name="P2">Similar to a; likely for people reading about “feebates” (which are associated with carbon pollution) who have no special knowledge of them</text:p>
            </text:list-item>
            <text:list-item>
              <text:p text:style-name="P2">Same as a but with specific information requiring a fundamental knowledge of chemistry; for readers with that knowledge or readers capable of easily acquiring it </text:p>
            </text:list-item>
            <text:list-item>
              <text:p text:style-name="P2">Same as a</text:p>
            </text:list-item>
            <text:list-item>
              <text:p text:style-name="P2">Same as a; permafrost dies with global warming caused by carbon polluttion</text:p>
            </text:list-item>
            <text:list-item>
              <text:p text:style-name="P2">Same as a</text:p>
            </text:list-item>
            <text:list-item>
              <text:p text:style-name="P2">Similar to d but with information specific to meteorology</text:p>
            </text:list-item>
          </text:list>
        </text:list-item>
        <text:list-item>
          <text:p text:style-name="P4">The Wikipedia definition provides a more academic definition; related to the science and classification of brownfields. The U-Michigan definition provides a practical explanation more related to the specific concerns of citizens near brownfields.</text:p>
        </text:list-item>
      </text:list>
      <text:p text:style-name="P1"/>
      <text:p text:style-name="P1"/>
      <text:p text:style-name="P1"/>
      <text:p text:style-name="P1"/>
      <text:p text:style-name="P3">According to Wikipedia:</text:p>
      <text:p text:style-name="P1"><text:span text:style-name="T1">“Brownfield land</text:span> is an Anglo-American term used in <text:a xlink:type="simple" xlink:href="https://en.wikipedia.org/wiki/Urban_planning" text:style-name="Internet_20_link" text:visited-style-name="Visited_20_Internet_20_Link">urban planning</text:a> to describe <text:a xlink:type="simple" xlink:href="https://en.wikipedia.org/wiki/Real_property" text:style-name="Internet_20_link" text:visited-style-name="Visited_20_Internet_20_Link">land</text:a> previously used for <text:a xlink:type="simple" xlink:href="https://en.wikipedia.org/wiki/Industry" text:style-name="Internet_20_link" text:visited-style-name="Visited_20_Internet_20_Link">industrial</text:a> or commercial purposes with known or suspected <text:a xlink:type="simple" xlink:href="https://en.wikipedia.org/wiki/Pollution" text:style-name="Internet_20_link" text:visited-style-name="Visited_20_Internet_20_Link">pollution</text:a> including <text:a xlink:type="simple" xlink:href="https://en.wikipedia.org/wiki/Soil_contamination" text:style-name="Internet_20_link" text:visited-style-name="Visited_20_Internet_20_Link">soil contamination</text:a> due to <text:a xlink:type="simple" xlink:href="https://en.wikipedia.org/wiki/Hazardous_waste" text:style-name="Internet_20_link" text:visited-style-name="Visited_20_Internet_20_Link">hazardous waste</text:a>. Land that is more severely contaminated and has high concentrations of hazardous waste or pollution, such as a <text:a xlink:type="simple" xlink:href="https://en.wikipedia.org/wiki/Superfund" text:style-name="Internet_20_link" text:visited-style-name="Visited_20_Internet_20_Link">Superfund</text:a> site, does not fall under the brownfield classification. After clean up, such an area can become a community park or business development.”</text:p>
      <text:p text:style-name="P1"/>
      <text:p text:style-name="P3">From: <text:a xlink:type="simple" xlink:href="https://en.wikipedia.org/wiki/Brownfield_land" text:style-name="Internet_20_link" text:visited-style-name="Visited_20_Internet_20_Link">https://en.wikipedia.org/wiki/Brownfield_land</text:a></text:p>
      <text:p text:style-name="P3"/>
      <text:p text:style-name="P3">According to <text:s/>the University of Michigan:</text:p>
      <text:p text:style-name="P3">“A brownfield is an abandoned, idled, or underused industrial or commercial facility in which redevelopment is burdened by real or potential environmental contamination.“</text:p>
      <text:p text:style-name="P5"><text:span text:style-name="T2">From: </text:span><text:span text:style-name="Citation">www.umich.edu/~econdev/</text:span><text:span text:style-name="Citation"><text:span text:style-name="T1">brownfields</text:span></text:span><text:span text:style-name="Citation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25:51.353303394</meta:creation-date>
    <dc:date>2017-02-21T16:48:24.036630255</dc:date>
    <meta:editing-duration>PT7M32S</meta:editing-duration>
    <meta:editing-cycles>1</meta:editing-cycles>
    <meta:document-statistic meta:table-count="0" meta:image-count="0" meta:object-count="0" meta:page-count="1" meta:paragraph-count="20" meta:word-count="282" meta:character-count="1864" meta:non-whitespace-character-count="1600"/>
    <meta:generator>LibreOffice/4.3.3.2$Linux_X86_64 LibreOffice_project/430m0$Build-2</meta:generator>
  </office:meta>
</office:document-meta>
</file>